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anDianCart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DuplicateType.test_dup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anDianCar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DuplicateType.test_dupTyp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riteDuplicateType.test_dupType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